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line-height="115%"/>
      <style:text-properties fo:color="#44546a" style:font-name="Calibri" fo:font-size="16pt" fo:font-weight="bold" style:font-size-asian="16pt" style:font-weight-asian="bold" style:font-name-complex="F" style:font-size-complex="13pt" style:font-weight-complex="bold"/>
    </style:style>
    <style:style style:name="P3" style:family="paragraph" style:parent-style-name="Standard">
      <style:paragraph-properties fo:line-height="115%" fo:text-align="justify" style:justify-single-word="false"/>
    </style:style>
    <style:style style:name="P4" style:family="paragraph" style:parent-style-name="Standard">
      <style:paragraph-properties fo:margin-top="0cm" fo:margin-bottom="0cm" fo:line-height="100%" fo:text-align="justify" style:justify-single-word="false"/>
    </style:style>
    <style:style style:name="P5" style:family="paragraph" style:parent-style-name="Standard">
      <style:paragraph-properties fo:margin-left="1.016cm" fo:margin-right="0cm" fo:text-align="justify" style:justify-single-word="false" fo:text-indent="0cm" style:auto-text-indent="false"/>
    </style:style>
    <style:style style:name="P6" style:family="paragraph" style:parent-style-name="Standard">
      <style:paragraph-properties fo:margin-left="1.016cm" fo:margin-right="0cm" fo:line-height="115%" fo:text-align="justify" style:justify-single-word="false" fo:text-indent="0cm" style:auto-text-indent="false"/>
    </style:style>
    <style:style style:name="P7" style:family="paragraph" style:parent-style-name="Standard">
      <style:paragraph-properties fo:margin-left="1.016cm" fo:margin-right="0cm" fo:line-height="115%" fo:text-align="justify" style:justify-single-word="false" fo:text-indent="0cm" style:auto-text-indent="false"/>
      <style:text-properties style:font-name="Arial1" fo:font-size="11pt" style:font-size-asian="11pt" style:font-name-complex="Arial2"/>
    </style:style>
    <style:style style:name="P8" style:family="paragraph" style:parent-style-name="Standard">
      <style:paragraph-properties fo:margin-left="1.27cm" fo:margin-right="0cm" fo:margin-top="0cm" fo:margin-bottom="0cm" fo:line-height="100%" fo:text-align="justify" style:justify-single-word="false" fo:text-indent="0cm" style:auto-text-indent="false"/>
    </style:style>
    <style:style style:name="P9" style:family="paragraph" style:parent-style-name="Standard">
      <style:paragraph-properties fo:margin-top="0cm" fo:margin-bottom="0.282cm" fo:line-height="108%"/>
    </style:style>
    <style:style style:name="P10" style:family="paragraph" style:parent-style-name="Text_20_body">
      <style:paragraph-properties fo:text-align="justify" style:justify-single-word="false"/>
    </style:style>
    <style:style style:name="P11" style:family="paragraph" style:parent-style-name="Text_20_body" style:list-style-name="" style:master-page-name="">
      <style:paragraph-properties fo:margin-left="0cm" fo:margin-right="0cm" fo:margin-top="0cm" fo:margin-bottom="0.212cm" fo:line-height="150%" fo:text-align="justify" style:justify-single-word="false" fo:orphans="2" fo:widows="2" fo:text-indent="0cm" style:auto-text-indent="false" style:page-number="auto" style:writing-mode="lr-tb"/>
    </style:style>
    <style:style style:name="P12" style:family="paragraph" style:parent-style-name="Text_20_body">
      <style:paragraph-properties fo:line-height="150%" fo:orphans="2" fo:widows="2" style:writing-mode="lr-tb"/>
    </style:style>
    <style:style style:name="P13" style:family="paragraph" style:parent-style-name="Text_20_body">
      <style:paragraph-properties fo:line-height="150%" fo:text-align="justify" style:justify-single-word="false" fo:orphans="2" fo:widows="2" style:writing-mode="lr-tb"/>
    </style:style>
    <style:style style:name="P14" style:family="paragraph" style:parent-style-name="No_20_Spacing">
      <style:paragraph-properties fo:margin-left="1.27cm" fo:margin-right="0cm" fo:text-align="justify" style:justify-single-word="false" fo:text-indent="0cm" style:auto-text-indent="false"/>
    </style:style>
    <style:style style:name="P15" style:family="paragraph" style:parent-style-name="Bibliography">
      <style:paragraph-properties fo:text-align="justify" style:justify-single-word="false"/>
    </style:style>
    <style:style style:name="P16" style:family="paragraph" style:parent-style-name="Heading_20_1">
      <style:paragraph-properties fo:text-align="justify" style:justify-single-word="false"/>
    </style:style>
    <style:style style:name="P17" style:family="paragraph" style:parent-style-name="Heading_20_1" style:list-style-name="">
      <style:paragraph-properties fo:margin-left="0.762cm" fo:margin-right="0cm" fo:text-align="justify" style:justify-single-word="false" fo:text-indent="-0.762cm" style:auto-text-indent="false" fo:break-before="page"/>
    </style:style>
    <style:style style:name="P18" style:family="paragraph" style:parent-style-name="Heading_20_1" style:master-page-name="Standard">
      <style:paragraph-properties style:page-number="auto"/>
    </style:style>
    <style:style style:name="P19" style:family="paragraph" style:parent-style-name="Heading_20_2">
      <style:paragraph-properties fo:break-before="page"/>
    </style:style>
    <style:style style:name="P20" style:family="paragraph" style:parent-style-name="Heading_20_2">
      <style:paragraph-properties fo:line-height="150%" fo:orphans="2" fo:widows="2" style:writing-mode="lr-tb"/>
    </style:style>
    <style:style style:name="T1" style:family="text">
      <style:text-properties style:font-name="Arial1" fo:font-size="11pt" fo:language="en" fo:country="IN" fo:background-color="#ffff00" style:font-size-asian="11pt" style:font-name-complex="Arial2"/>
    </style:style>
    <style:style style:name="T2" style:family="text">
      <style:text-properties style:font-name="Arial1" fo:font-size="11pt" fo:language="en" fo:country="IN" style:font-size-asian="11pt" style:font-name-complex="Arial2"/>
    </style:style>
    <style:style style:name="T3" style:family="text">
      <style:text-properties style:font-name="Arial1" fo:font-size="11pt" fo:language="en" fo:country="IN" fo:font-style="italic" style:font-size-asian="11pt" style:font-style-asian="italic" style:font-name-complex="Arial2" style:font-style-complex="italic"/>
    </style:style>
    <style:style style:name="T4" style:family="text">
      <style:text-properties style:font-name="Arial1" fo:font-size="11pt" style:font-size-asian="11pt" style:font-name-complex="Arial2"/>
    </style:style>
    <style:style style:name="T5" style:family="text">
      <style:text-properties style:font-name="Arial1" fo:font-size="11pt" fo:font-style="italic" style:font-size-asian="11pt" style:font-style-asian="italic" style:font-name-complex="Arial2" style:font-style-complex="italic"/>
    </style:style>
    <style:style style:name="T6" style:family="text">
      <style:text-properties fo:language="en" fo:country="IN"/>
    </style:style>
    <style:style style:name="T7" style:family="text">
      <style:text-properties fo:language="en" fo:country="IN" fo:font-style="italic" style:font-style-asian="italic" style:font-style-complex="italic"/>
    </style:style>
    <style:style style:name="T8" style:family="text">
      <style:text-properties fo:color="#000000" style:font-name="Arial1" fo:font-size="11pt" fo:language="en" fo:country="IN" fo:font-style="italic" style:font-size-asian="11pt" style:font-style-asian="italic" style:font-name-complex="Arial2" style:font-style-complex="italic"/>
    </style:style>
    <style:style style:name="T9" style:family="text">
      <style:text-properties fo:font-style="italic" style:font-style-asian="italic" style:font-style-complex="italic"/>
    </style:style>
    <style:style style:name="T10" style:family="text">
      <style:text-properties fo:color="#00000a" style:font-name="Arial1" fo:font-size="11pt" style:font-size-asian="11pt" style:font-name-complex="Arial2"/>
    </style:style>
    <style:style style:name="T11" style:family="text">
      <style:text-properties fo:color="#00000a" style:font-name="Arial1" fo:font-size="11pt" fo:font-style="italic" style:font-size-asian="11pt" style:font-style-asian="italic" style:font-name-complex="Arial2" style:font-style-complex="italic"/>
    </style:style>
    <style:style style:name="T12" style:family="text">
      <style:text-properties fo:color="#00000a" style:font-name="Arial1" fo:font-size="11pt" fo:language="en" fo:country="IN" style:font-size-asian="11pt" style:font-name-complex="Arial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91594813408018941" text:style-name="Outline">
        <text:list-item>
          <text:h text:style-name="P18" text:outline-level="1"><text:bookmark-start text:name="_Toc63192450"/><text:bookmark-start text:name="_Toc63192427"/>Literature Review<text:bookmark-end text:name="_Toc63192427"/></text:h>
          <text:list>
            <text:list-item>
              <text:h text:style-name="Heading_20_2" text:outline-level="2"><text:bookmark-start text:name="_Toc63192428"/>Introduction<text:bookmark-end text:name="_Toc63192428"/></text:h>
            </text:list-item>
          </text:list>
        </text:list-item>
      </text:list>
      <text:p text:style-name="P10">An increased compute capacity is ubiquitous in recent times and is an in-demand commodity both in the commercial as well as routine sectors of daily life. Human life is poised to become more and more reliant on modern day computing systems with the dawn of intelligent computing platforms . Platforms which understand their users better and recommend smarter courses of action . Moreover the pervasiveness of mobile devices and the advent of more powerful edge computing allows complex expert systems to be deployed closer to the end devices of the modern user. These systems however are powered by networks; elaborate architectures of computing devices with next generation processing power both for centralised and distributed processing which are critical to the seamless functioning of systems. The increased magnitude of such systems call for innovative and automated systems,methods and frameworks for the security of these networks. <text:span text:style-name="T1">Complex Adaptive Systems (CAS) constitute a </text:span>paradigm shift in network security and an important step towards automating the overall process of securing these networks. A lesser explored area of research essentialy inspired by fields like “Biology , Sociology and other fields”. The core idea of Complex Adaptive Systems is to view the architecture as consisting of several intercoupled modules <text:s/>or components. One of the primary areas of cybersecurity where the idea of CAS has been applied is the field <text:s/>Network Intrusion Detection Systems. This paper reviews some of the prominent work done in this field while focussing on the application of CAS to NIDS.</text:p>
      <text:list xml:id="list41463161" text:continue-numbering="true" text:style-name="Outline">
        <text:list-item>
          <text:list>
            <text:list-item>
              <text:h text:style-name="P20" text:outline-level="2">Literature Review </text:h>
            </text:list-item>
          </text:list>
        </text:list-item>
      </text:list>
      <text:p text:style-name="P13">The application of CAS in network security is a significantly under- studied field in cybersecurity. Thus, there exist limited literature relevant to this approach. However, there are some key studies which have independently identified and studied systems which would inexorably serve as critical components of systems derivative of the CAS approach. </text:p>
      <text:p text:style-name="P13">Before diving into a succint but immersive review of the whastoever limited literature exists <text:s/>in relevance to this field , it is better to have an understanding of the holistic idea of <text:soft-page-break/>cybersecurity. To put things in context, we view the description of the idea of security .INSERT THE</text:p>
      <text:p text:style-name="P13">The report states that there is no all encompassing definition of security. The core idea to security pertains to the protection of items that hold value to us be it articles or information or basic facilities. However, there is a significant variance in the idea of “value” and consequently a huge hetrogenity exists in what holds priority in terms of “what needs to be protected”. The paper also states that in context of protecting information or systems , the idea of security can be related to the idea of ensuring that we deliver reliable systems to the end user. The lack of definition is worsened by individally held ideas and popular opinions “sold” in the market <text:s/>spiced with enticing word like “firewalls, passwords and encryption”. The report states that looking for an all applicable definition is an exercise in futility, rather one should try to define the context and objectives which we need to achieve when acquiring a so- called secure system. <text:s/>Limiting the definitions to our area of focus could greatly enhance the reliability of both the definition and the subsequent system design. <text:s/>Thus in case of information security the definition of security entirely depends on the key objectives that a system is designed to achieve. Therefore, while studying security ,one has to look at the different ways in which a system could be “compromised” and thus prevented to carry out its “intended purpose”. <text:s/>These ways may also include vulnerabilities or system compromise as a result of an inappropriate information governance policy or human errors due to personal judgements or improper adminstrative decision-making at all levels of the system. An interesting <text:s/>statement made by the report is that system breakdowns can be associated not only to “external attacks” but also “physical breakdowns” like natural disasters or fire or a power outage etc. The report defines attack as an attempt to manipulate system properties from beyond the boundaries of the physical network in which the system is housed. However , resillience to unanticipated and unintended events is just as important as protection from malicious agents oustide. The key takeway of the paper was that ensuring a secure system would involve a comprehensive analysis of all the potential threats and “Assumptions” on which the systems functioning depends. Such an analysis must be the core of the information governance policy of any organisation securing a system which is entangled with the lifes of the end users. Thus, there is no one size fits all solution to the problem of security of systems.</text:p>
      <text:p text:style-name="P11"><text:soft-page-break/>Thus the identification of threats is definitely key in any kind of analysis of methods of system compromise. The CAS approach attempts to automate or semiautomate this process of identifying such threats and takes inspiration from the field of bioinformatics.<text:span text:style-name="T2">(Kozakiewicz, 2011)states that bioinformatics is a field in which gene samples obtained from a cell are first encoded into the genetic sequence and then analysed for research. The main objective of Bioinformatics is to ascertain the properties and functionailities of cells with a particular genetic sequence in the body. The essence of the subject is to analyse a newly collected and encoded genetic sequence by making comparisons with known genetic sequences . The functionailities and properties of the genetic sequence is determined by a set of methodologies including clinical, spectroscopic and statistical approaches. However, Bioinformatics is also known to have extensive applications in the field of Human Computer Interactions such Accent recognition and Reading handwritten digits. The study states that methods inspired from analysing genetic sequences can be used to identify threats in network security with the most conspicious application being detection of malware threads. The network threat detection however is not constrained to the field of Bioinformatics. An addtional layer of security can be obtained by the use of Artificial Immune System algorithms. (</text:span><text:span text:style-name="T12">Robert Ghanea-Hercock,2007) define Artificial Immune Systems as a set of algorithms which are designed to emulate the biological immune system especially in the vertebrate class of organisms. The emulative behaviour is generally attaing through learning and memory mechanisms. The most basic rendition of such a system would find application in “detecting self <text:s/>or non-self-processes”. Even a basic system like this could hugely support threat detection at an edge device level. So far, it is learnt that network threats can be detected using network-wide and indiviual device level systems using Bioinformatics inspired methods and imitating the immune system. Speaking of imitating immune systems, it is definitely thought provoking whether one can emulate the way our immune system actually handles <text:s/>the threats in our body and perform the same thing in the context of network security. Immunology inclined studies like one by (Anil Somayaji,2007) advocates the effort to try to imitate real immune systems of organisations. This is because natural immune systems are phenomenal in handling a wide variety of threats and their elaborate in the nature of their defences. However, he speaks of the lack of knowledge about the immune system beyond a general overview of its working. (Somayyaji,2007) beleives that it would thus not be feasible to generate blueprints of security systems which could totally emulate immune systems. The literature so far suggested how data can be secured at rest. However <text:s/>in order to achieve information securtity at transit we <text:s/>require encryption algorithms which could change plain text data to unreadable data and back. In this uncertain world of increasingly sophisticated threats it is almost indispensable to have resillient encryption </text:span><text:soft-page-break/><text:span text:style-name="T12">algorithms and key sharing methods. A wide body of literature exists on encryption algorithms . However all static encryption algorithms become vulnerable <text:s/>over time especially wwith increased compute capacity at the hands of malicious actors and the advent of quantum computing. However while reviewing the common encryption literature we came across a study by (B R, 2017) which mentions the use of DNA sequencing. “Dna cryptography”as stated in the study can be used as a resillient way of encoding data in transit. DNA (Deoxyribo-nuclic Acid) according to the study is <text:s/>a chain of protiens which is unique to every individual. The study proposes the use of a particular DNA sequence as a key for symetric key encrytption of plain text data. The study also proposes algorithms which can create synthetic mutations in the genetic sequence obtained from a sample DNA profile. This might include simple binary string manipulations by changing the sequence of individual builder proteins of DNA . The study also proposes increased security by the use of random hashing and salting algorithms in addition to using DNA as a key for encryption. This is in addition to the natural mutations in DNA. Such elaborate system would definitely call for feasibility checks, However as (Dipankar Dasgupta, 2007) states in his study, the recent uncertain cyber landscape with increasingly elaborate architectures making it to the cloud and increased hetrogenity in networks, architectures and component devices it is becoming more and more critical to deploy “Intelligent Security Systems “ which can automatically handle a wide variety of threats concurrently with its operations and in “near -real time” . Thus the most essential characteristic of any security system would be the ability to evolve its own learning about threats to system integrity and data integrity.(Dipankar Dasgupta, 2007) proposes that such systems could be engineered if we try to emulate our biological defenses. Systems which have the flexibility to intelligently adopt to real time “mutations “ of threats both “internal and external.</text:span></text:p>
      <text:p text:style-name="P12"/>
      <text:p text:style-name="P12"><text:bookmark-start text:name="_Toc63192429"/>What is security?<text:bookmark-end text:name="_Toc63192429"/></text:p>
      <text:p text:style-name="P4"><text:span text:style-name="T8">“Security, however, is an intrinsically subjective concept that has to do with the protection of valuables. It is subjective because the concept of value is itself subjective. Security is easily and often considered together with ‘‘safety’’ (indeed, in the Germanic languages it is often the same word) and is somewhat related to ‘‘reliability’’. In short, the concept of security itself remains quite unclear; each of us has our own idea of what we mean by it, and the marketplace has its own ideas telling us that security is firewalls, passwords, and encryption. Limited definitions are often the best way to proceed in such a case. Security concerns the possible ways in which a system’s integrity might be compromised, causing it to fail in its intended purpose. Security refers to ‘intended purpose’, so it is immediately clear that it relates directly to a policy, individual judgements, or decisions. We associate security often with ‘attacks’ or ‘criminal activity’ (these are also subjective valuations), but natural disasters or other occurrences could be equally to blame for the damage that breaks systems and leads to loss of value. An attack could be defined as ‘‘an attempt to forcefully change the intended behaviour of a system from outside’’. The main difference between this and a </text:span><text:soft-page-break/><text:span text:style-name="T8">natural disaster is the possibility of retribution against the attacker. A loss of integrity can come from a variety of sources, e.g., an internal fault, an accident, or a malicious attack on the system. Security is a property that requires the analysis of assumptions that underpin the system, since it is these areas which one tends to disregard, and which can be exploited by attackers or fail for diverse reasons. This can be summed up in a second definition, subtly different from that above: ‘‘A secure system is one in which every possible threat has been analysed and where all the risks have been assessed and accepted as a matter of policy.’’ This definition is an eye-opener for many who believe that security is mainly something to do with privacy or encryption and can be purchased in a box from some suitable company. It is, of course, up to each individual to come up with their own definition of security, and also be clear about its consequences. What is essential to realize is that security is a relative concept, i.e., it is based on a subjective policy, like a blueprint for what we consider desirable.”</text:span></text:p>
      <text:p text:style-name="P2"/>
      <text:list xml:id="list41470137" text:continue-numbering="true" text:style-name="Outline">
        <text:list-item>
          <text:list>
            <text:list-item>
              <text:h text:style-name="P19" text:outline-level="2"><text:bookmark-start text:name="_Toc63192430"/>Bioinformatics<text:bookmark-end text:name="_Toc63192430"/></text:h>
            </text:list-item>
          </text:list>
        </text:list-item>
      </text:list>
      <text:p text:style-name="P6"><text:span text:style-name="T4">“</text:span><text:span text:style-name="T5">When biologists discover a new gene, its function is not always apparent. The usual approach is to compare its structure with genes, whose function has already been identified. Comparison (so-called alignment) of biological sequences is a basis for bioinformatics, a science focused on theories, algorithms, computational techniques, and statistical methods, with the goal of solving problems of biological data analysis. Bioinformatics draws inspiration from many other branches of science and the techniques it provides often have interesting applications outside of biology – including automatic voice and handwriting recognition, but also in computing systems security. This paper focuses on methods of defining the similarity between biological sequences and shows, how similar methods can be applied to the problem of recognition and characterization of computer network threats.</text:span><text:span text:style-name="T4">”</text:span><text:span text:style-name="T2"> (Kozakiewicz, 2011)</text:span><text:span text:style-name="T4">.</text:span></text:p>
      <text:p text:style-name="P7"/>
      <text:list xml:id="list41454390" text:continue-numbering="true" text:style-name="Outline">
        <text:list-item>
          <text:list>
            <text:list-item>
              <text:list>
                <text:list-item>
                  <text:h text:style-name="Heading_20_3" text:outline-level="3"><text:bookmark-start text:name="_Toc63192431"/>AIS(Artificial Immune System)<text:bookmark-end text:name="_Toc63192431"/></text:h>
                </text:list-item>
              </text:list>
            </text:list-item>
          </text:list>
        </text:list-item>
      </text:list>
      <text:p text:style-name="P14"><text:span text:style-name="T11">“Any artificial immune system (AIS) is basically a class of optimisation algorithm, inspired by the vertebrate immune system. The algorithm’s goal is to mimic the immune system’s characteristics of learning and memory to solve a computational problem. In this case the problem is primarily to distinguish self from non-self-processes within a computer or network in order to detect malicious activity.”</text:span><text:span text:style-name="T10">(</text:span><text:span text:style-name="T12">Robert Ghanea-Hercock</text:span><text:span text:style-name="T10">,2007)</text:span></text:p>
      <text:list xml:id="list41457860" text:continue-numbering="true" text:style-name="Outline">
        <text:list-item>
          <text:list>
            <text:list-item>
              <text:list>
                <text:list-item>
                  <text:h text:style-name="Heading_20_3" text:outline-level="3"><text:bookmark-start text:name="_Toc63192432"/>Immunology<text:bookmark-end text:name="_Toc63192432"/></text:h>
                </text:list-item>
              </text:list>
            </text:list-item>
          </text:list>
        </text:list-item>
      </text:list>
      <text:p text:style-name="P8"><text:span text:style-name="T3">“Perhaps the most important sources of biological inspiration for computer security researchers have been natural immune systems. Like most aspects of living systems, natural immune systems are remarkable in their robustness, flexibility, and complexity. While the broad outlines of how the immune systems of mammal’s function are known (particularly those of mice and humans), there are numerous unknowns that greatly complicate any effort to use these systems as design templates for engineered systems.”</text:span><text:span text:style-name="T2">(Anil Somayaji,2007)</text:span></text:p>
      <text:list xml:id="list41483255" text:continue-numbering="true" text:style-name="Outline">
        <text:list-item>
          <text:list>
            <text:list-item>
              <text:list>
                <text:list-item>
                  <text:h text:style-name="Heading_20_3" text:outline-level="3"><text:bookmark-start text:name="_Toc63192433"/>DNA Sequencing<text:bookmark-end text:name="_Toc63192433"/></text:h>
                </text:list-item>
              </text:list>
            </text:list-item>
          </text:list>
        </text:list-item>
      </text:list>
      <text:p text:style-name="P5"><text:span text:style-name="T5">“Information passes across the network by means of various path. It is essential to provide security for the information in order to control unauthorized access of data in any form. The data security is ensured by transforming a plain text into unreadable format by encrypting text using cryptographic algorithms. Cryptographic techniques are adopted for encrypting the messages to provide secured communication over a network. It is most important for an organization and individuals to secure their information from attackers and hackers to ensure information privacy, integrity, and confidentiality of the data. To enhance the data security across the network it is very significant to encode the data in unreadable form . Many research works is carried out in the evolution of cryptographic system however current development in this field is DNA Cryptography which is developed based on the computational ability of </text:span><text:soft-page-break/><text:span text:style-name="T5">Deoxyribo Nucleic Acid (DNA). The paper proposes a method to implement data hiding using DNA sequence. Here both the concept of binary coding and random values are used and sample DNA sequencing is considered to encrypt the message. The receiver will get both DNA sequence and encrypted data which is then extracted to get the original message. In this method both sender and receiver will share a common DNA sequence for encryption and decryption process.”</text:span><text:span text:style-name="T3"> </text:span><text:span text:style-name="T2">(B R, 2017)</text:span></text:p>
      <text:list xml:id="list41471490" text:continue-numbering="true" text:style-name="Outline">
        <text:list-item>
          <text:list>
            <text:list-item>
              <text:h text:style-name="Heading_20_2" text:outline-level="2"><text:bookmark-start text:name="_Toc63192434"/>Biologically inspired Defences<text:bookmark-end text:name="_Toc63192434"/></text:h>
            </text:list-item>
          </text:list>
        </text:list-item>
      </text:list>
      <text:p text:style-name="P3"><text:span text:style-name="T4">“</text:span><text:span text:style-name="T5">With the proliferation of complex Internet Computing, the tasks of integrating, deploying and managing computing resources have become very complicated. Moreover, protecting this heterogeneous computing base has become a more challenging issue (than ever before) for both the system administrator and the users. In order to protect this large cyber space, we need flexible, adaptable, and robust cyber defense systems which can make intelligent decisions (in near real-time) for detecting wide variety of threats and attacks, including the following. Active and passive attacks, External attacks, and internal misuses, Known and unknown attacks, Viruses, and spam. There exist many software and hardware tools and techniques for cyber defense and each has its strengths and weaknesses. As intruders finding new ways to break in, security systems should be more flexible and intelligent enough to withstand both internal misuse and external intrusions.”</text:span><text:span text:style-name="T4">(</text:span><text:span text:style-name="T2"> Dipankar Dasgupta, 2007</text:span><text:span text:style-name="T4">)</text:span></text:p>
      <text:p text:style-name="P1"/>
      <text:list xml:id="list41469880" text:continue-numbering="true" text:style-name="Outline">
        <text:list-item>
          <text:h text:style-name="P16" text:outline-level="1">Project Evaluation<text:bookmark-end text:name="_Toc63192450"/></text:h>
          <text:list>
            <text:list-item>
              <text:h text:style-name="Heading_20_2" text:outline-level="2"><text:bookmark-start text:name="_Toc63192451"/>Evaluation<text:bookmark-end text:name="_Toc63192451"/></text:h>
              <text:list>
                <text:list-item>
                  <text:h text:style-name="Heading_20_3" text:outline-level="3">Limitations</text:h>
                </text:list-item>
                <text:list-item>
                  <text:h text:style-name="Heading_20_3" text:outline-level="3">Future Work Prospects</text:h>
                </text:list-item>
              </text:list>
            </text:list-item>
          </text:list>
        </text:list-item>
      </text:list>
      <text:p text:style-name="Standard"/>
      <text:list xml:id="list41460796" text:continue-numbering="true" text:style-name="Outline">
        <text:list-item>
          <text:list>
            <text:list-item>
              <text:h text:style-name="Heading_20_2" text:outline-level="2"><text:bookmark-start text:name="_Toc63192452"/>Conclusion<text:bookmark-end text:name="_Toc63192452"/></text:h>
            </text:list-item>
          </text:list>
        </text:list-item>
      </text:list>
      <text:p text:style-name="P9"/>
      <text:h text:style-name="P17" text:outline-level="1"><text:bookmark-start text:name="_Toc63192456"/>Bibliography<text:bookmark-end text:name="_Toc63192456"/></text:h>
      <text:p text:style-name="Bibliography">B R, P., 2017. <text:span text:style-name="T9">A new technique for data encryption using DNA sequence. </text:span>s.l.:s.n.</text:p>
      <text:p text:style-name="Bibliography">Kozakiewicz, A. A. P. T., 2011. Application of bioinformatics methods to recognition of network threats. </text:p>
      <text:p text:style-name="Bibliography">K, S. &amp; H, A., 2007. Biologically-inspired Complex Adaptive Systems approaches to Network Intrusion Detection. <text:span text:style-name="T9">Information Security Technical Report, </text:span>12(4), pp. 209-217.</text:p>
      <text:p text:style-name="P15">Somayaji, A. (2007) "Immunology, diversity, and homeostasis: The past and future of biologically inspired computer defenses", Information Security Technical Report, 12(4), pp. 228-234. doi: 10.1016/j.istr.2007.10.004.</text:p>
      <text:p text:style-name="P15"><text:span text:style-name="T6">Gelenbe, E. (2007) "Dealing with software viruses: A biological paradigm", </text:span><text:span text:style-name="T7">Information Security Technical Report</text:span><text:span text:style-name="T6">, 12(4), pp. 242-250. doi: 10.1016/j.istr.2007.11.002.</text:span></text:p>
      <text:p text:style-name="P15"><text:span text:style-name="T6">Overill, R. (2007) "Computational immunology and anomaly detection", </text:span><text:span text:style-name="T7">Information Security Technical Report</text:span><text:span text:style-name="T6">, 12(4), pp. 188-191. doi: 10.1016/j.istr.2007.09.002.</text:span></text:p>
      <text:p text:style-name="P1">Burgess, M. (2007) "Biology, immunology and information security", Information Security Technical Report, 12(4), pp. 192-199. doi: 10.1016/j.istr.2007.10.005.</text:p>
      <text:p text:style-name="P1">Ghanea-Hercock, R. (2007) "Survival in cyberspace", Information Security Technical Report, 12(4), pp. 200-208. doi: 10.1016/j.istr.2007.10.006.</text:p>
      <text:p text:style-name="P1">Dasgupta, D. (2007) "Immuno-inspired autonomic system for cyber defense", Information Security Technical Report, 12(4), pp. 235-241. doi: 10.1016/j.istr.2007.10.002.</text:p>
      <text:p text:style-name="P1">Aickelin, U. and Greensmith, J. (2007) "Sensing danger: Innate immunology for intrusion detection", Information Security Technical Report, 12(4), pp. 218-227. doi: 10.1016/j.istr.2007.10.003.</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IN"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50%" fo:orphans="2" fo:widows="2" style:writing-mode="lr-tb"/>
      <style:text-properties style:use-window-font-color="true" style:font-name="Calibri Light" fo:font-size="12pt" fo:language="en" fo:country="GB"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break-before="page" fo:keep-with-next="always"/>
      <style:text-properties fo:color="#2f5496" style:font-name="Calibri" fo:font-size="24pt" fo:font-weight="bold" style:font-size-asian="24pt" style:font-weight-asian="bold" style:font-name-complex="F"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4546a" style:font-name="Calibri" fo:font-size="16pt" fo:font-weight="bold" style:font-size-asian="16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4546a"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472c4"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1f3763"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1f3763"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fo:font-size="10pt" fo:font-style="italic" style:font-size-asian="10pt" style:font-style-asian="italic" style:font-name-complex="F"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fo:color="#44546a" fo:font-size="10pt" fo:language="en" fo:country="US" style:font-size-asian="10pt" style:font-size-complex="10pt"/>
    </style:style>
    <style:style style:name="Bibliography"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2f5496" fo:font-size="24pt" fo:language="en" fo:country="GB" fo:font-weight="bold" style:font-size-asian="24pt" style:font-weight-asian="bold" style:font-name-complex="F" style:font-size-complex="24pt" style:font-weight-complex="bold"/>
    </style:style>
    <style:style style:name="Heading_20_2_20_Char" style:display-name="Heading 2 Char" style:family="text" style:parent-style-name="Default_20_Paragraph_20_Font">
      <style:text-properties fo:color="#44546a" fo:font-size="16pt" fo:language="en" fo:country="GB" fo:font-weight="bold" style:font-size-asian="16pt" style:font-weight-asian="bold" style:font-name-complex="F" style:font-size-complex="13pt" style:font-weight-complex="bold"/>
    </style:style>
    <style:style style:name="Heading_20_3_20_Char" style:display-name="Heading 3 Char" style:family="text" style:parent-style-name="Default_20_Paragraph_20_Font">
      <style:text-properties fo:color="#44546a" fo:font-size="12pt" fo:language="en" fo:country="GB" fo:font-weight="bold" style:font-size-asian="12pt" style:font-weight-asian="bold" style:font-name-complex="F" style:font-weight-complex="bold"/>
    </style:style>
    <style:style style:name="Heading_20_4_20_Char" style:display-name="Heading 4 Char" style:family="text" style:parent-style-name="Default_20_Paragraph_20_Font">
      <style:text-properties fo:color="#4472c4" style:font-name="Calibri Light" fo:font-size="12pt" fo:language="en" fo:country="GB" fo:font-style="italic" fo:font-weight="bold" style:font-size-asian="12pt"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1f3763" style:font-name="Calibri Light" fo:font-size="12pt" fo:language="en" fo:country="GB" style:font-size-asian="12pt" style:font-name-complex="F"/>
    </style:style>
    <style:style style:name="Heading_20_6_20_Char" style:display-name="Heading 6 Char" style:family="text" style:parent-style-name="Default_20_Paragraph_20_Font">
      <style:text-properties fo:color="#1f3763" style:font-name="Calibri Light" fo:font-size="12pt" fo:language="en" fo:country="GB" fo:font-style="italic" style:font-size-asian="12pt" style:font-style-asian="italic" style:font-name-complex="F" style:font-style-complex="italic"/>
    </style:style>
    <style:style style:name="Heading_20_7_20_Char" style:display-name="Heading 7 Char" style:family="text" style:parent-style-name="Default_20_Paragraph_20_Font">
      <style:text-properties fo:color="#404040" style:font-name="Calibri Light" fo:font-size="12pt" fo:language="en" fo:country="GB" fo:font-style="italic" style:font-size-asian="12pt" style:font-style-asian="italic" style:font-name-complex="F" style:font-style-complex="italic"/>
    </style:style>
    <style:style style:name="Heading_20_8_20_Char" style:display-name="Heading 8 Char" style:family="text" style:parent-style-name="Default_20_Paragraph_20_Font">
      <style:text-properties fo:color="#404040" style:font-name="Calibri Light" fo:font-size="10pt" fo:language="en" fo:country="GB" style:font-size-asian="10pt" style:font-name-complex="F" style:font-size-complex="10pt"/>
    </style:style>
    <style:style style:name="Heading_20_9_20_Char" style:display-name="Heading 9 Char" style:family="text" style:parent-style-name="Default_20_Paragraph_20_Font">
      <style:text-properties fo:color="#404040" style:font-name="Calibri Light" fo:font-size="10pt" fo:language="en" fo:country="GB" fo:font-style="italic" style:font-size-asian="10pt" style:font-style-asian="italic" style:font-name-complex="F" style:font-size-complex="10pt" style:font-style-complex="italic"/>
    </style:style>
    <style:style style:name="ListLabel_20_1" style:display-name="ListLabel 1" style:family="text">
      <style:text-properties fo:font-size="16pt" style:font-size-asian="16pt" style:font-size-complex="16pt"/>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jayvignesh.kalyanaraman</meta:initial-creator>
    <meta:editing-cycles>5</meta:editing-cycles>
    <meta:creation-date>2021-02-04T08:36:00</meta:creation-date>
    <dc:date>2021-02-04T21:24:13.70</dc:date>
    <meta:editing-duration>PT1S</meta:editing-duration>
    <meta:generator>OpenOffice/4.1.2$Win32 OpenOffice.org_project/412m3$Build-9782</meta:generator>
    <meta:document-statistic meta:table-count="0" meta:image-count="0" meta:object-count="0" meta:page-count="9" meta:paragraph-count="36" meta:word-count="2838" meta:character-count="186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